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4a4a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marker-end="Arrow" draw:marker-end-width="0.3cm" draw:fill="solid" draw:fill-color="#008000" draw:textarea-horizontal-align="center" draw:textarea-vertical-align="middle"/>
    </style:style>
    <style:style style:name="gr3" style:family="graphic" style:parent-style-name="standard">
      <style:graphic-properties draw:fill="solid" draw:fill-color="#008000" draw:opacity="50%" draw:textarea-horizontal-align="justify" draw:textarea-vertical-align="middle" draw:auto-grow-height="false" draw:shadow-opacity="50%"/>
    </style:style>
    <style:style style:name="gr4" style:family="graphic" style:parent-style-name="standard">
      <style:graphic-properties draw:fill="solid" draw:fill-color="#800000" draw:opacity="50%" draw:textarea-horizontal-align="justify" draw:textarea-vertical-align="middle" draw:auto-grow-height="false" fo:min-height="0cm" fo:min-width="0cm" fo:wrap-option="no-wrap" draw:shadow-opacity="5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1cm" draw:marker-start-width="0.35cm" draw:marker-end-width="0.35cm" draw:fill="none" draw:fill-color="#008000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id="id6" draw:layer="layout" svg:width="5.5cm" svg:height="1.5cm" svg:x="1.517cm" svg:y="9.862cm">
          <text:p text:style-name="P1">Parado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id="id1" draw:layer="layout" svg:width="5.5cm" svg:height="1.5cm" svg:x="10.5cm" svg:y="3cm">
          <text:p text:style-name="P1">Frent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id="id4" draw:layer="layout" svg:width="5.5cm" svg:height="1.5cm" svg:x="11cm" svg:y="15cm">
          <text:p text:style-name="P1">Esquerd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id="id3" draw:layer="layout" svg:width="5.5cm" svg:height="1.5cm" svg:x="20.5cm" svg:y="9.5cm">
          <text:p text:style-name="P1">Direit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" draw:text-style-name="P1" draw:layer="layout" svg:x1="5cm" svg:y1="9.5cm" svg:x2="10.5cm" svg:y2="5cm">
          <text:p/>
        </draw:line>
        <draw:line draw:style-name="gr2" draw:text-style-name="P1" draw:layer="layout" svg:x1="11.5cm" svg:y1="5cm" svg:x2="6cm" svg:y2="9.5cm">
          <text:p/>
        </draw:line>
        <draw:line draw:style-name="gr2" draw:text-style-name="P1" draw:layer="layout" svg:x1="16cm" svg:y1="4.5cm" svg:x2="20.5cm" svg:y2="9.5cm">
          <text:p/>
        </draw:line>
        <draw:line draw:style-name="gr2" draw:text-style-name="P1" draw:layer="layout" svg:x1="21cm" svg:y1="9cm" svg:x2="16.5cm" svg:y2="4cm">
          <text:p/>
        </draw:line>
        <draw:line draw:style-name="gr2" draw:text-style-name="P1" draw:layer="layout" svg:x1="20cm" svg:y1="10.5cm" svg:x2="7.5cm" svg:y2="10.5cm">
          <text:p/>
        </draw:line>
        <draw:line draw:style-name="gr2" draw:text-style-name="P1" draw:layer="layout" svg:x1="13.5cm" svg:y1="5cm" svg:x2="13.5cm" svg:y2="14.5cm">
          <text:p/>
        </draw:line>
        <draw:line draw:style-name="gr2" draw:text-style-name="P1" draw:layer="layout" svg:x1="14cm" svg:y1="14.5cm" svg:x2="14cm" svg:y2="5cm">
          <text:p/>
        </draw:line>
        <draw:line draw:style-name="gr2" draw:text-style-name="P1" draw:layer="layout" svg:x1="10.5cm" svg:y1="15cm" svg:x2="7cm" svg:y2="11.5cm">
          <text:p/>
        </draw:line>
        <draw:custom-shape draw:style-name="gr3" draw:text-style-name="P1" draw:id="id2" draw:layer="layout" svg:width="1.5cm" svg:height="1.5cm" svg:x="26cm" svg:y="17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2" draw:text-style-name="P1" draw:layer="layout" draw:type="lines" draw:line-skew="10.498cm" svg:x1="16cm" svg:y1="3.75cm" svg:x2="27.28cm" svg:y2="17.218cm" draw:start-shape="id1" draw:end-shape="id2" draw:end-glue-point="11" svg:d="m16000 3750h11000l280 12749v719">
          <text:p/>
        </draw:connector>
        <draw:connector draw:style-name="gr2" draw:text-style-name="P1" draw:layer="layout" draw:type="lines" svg:x1="23.249cm" svg:y1="11cm" svg:x2="26cm" svg:y2="17.749cm" draw:start-shape="id3" draw:start-glue-point="6" draw:end-shape="id2" draw:end-glue-point="6" svg:d="m23249 11000v502l2250 6247h501">
          <text:p/>
        </draw:connector>
        <draw:connector draw:style-name="gr2" draw:text-style-name="P1" draw:layer="layout" draw:type="lines" svg:x1="16.5cm" svg:y1="15.75cm" svg:x2="26.218cm" svg:y2="18.28cm" draw:start-shape="id4" draw:end-shape="id2" draw:end-glue-point="7" svg:d="m16500 15750h502l8497 2530h719">
          <text:p/>
        </draw:connector>
        <draw:custom-shape draw:style-name="gr3" draw:text-style-name="P1" draw:id="id5" draw:layer="layout" svg:width="1cm" svg:height="1cm" svg:x="0.5cm" svg:y="4.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draw:type="lines" svg:x1="1cm" svg:y1="5.5cm" svg:x2="1.517cm" svg:y2="10.612cm" draw:start-shape="id5" draw:start-glue-point="2" draw:end-shape="id6" svg:d="m1000 5500v502l16 4610h501">
          <text:p/>
        </draw:connector>
        <draw:custom-shape draw:style-name="gr4" draw:text-style-name="P1" draw:layer="layout" svg:width="7.249cm" svg:height="1cm" svg:x="1.751cm" svg:y="1.5cm">
          <text:p text:style-name="P1">Estado Inicial: desligado</text:p>
          <draw:enhanced-geometry svg:viewBox="0 0 21600 21600" draw:mirror-horizontal="false" draw:type="line-callout-1" draw:modifiers="-2234.48275862069 64735.2647352647 -735.889655172414 11954.445554445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1" draw:layer="layout" svg:width="9.5cm" svg:height="1cm" svg:x="15.703cm" svg:y="19.574cm">
          <text:p text:style-name="P1">Estado Final: encontrou o destino</text:p>
          <draw:enhanced-geometry svg:viewBox="0 0 21600 21600" draw:mirror-horizontal="true" draw:mirror-vertical="false" draw:type="line-callout-1" draw:modifiers="-3121.43984843701 -22096.3036963037 -554.720555730976 11911.288711288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5" draw:layer="layout" svg:width="4.164cm" svg:height="1.038cm" svg:x="15.336cm" svg:y="9.462cm">
          <draw:text-box>
            <text:p>Saiu da pista</text:p>
          </draw:text-box>
        </draw:frame>
        <draw:frame draw:style-name="gr5" draw:layer="layout" svg:width="4.164cm" svg:height="1.038cm" svg:x="5.836cm" svg:y="14.5cm">
          <draw:text-box>
            <text:p>Saiu da pista</text:p>
          </draw:text-box>
        </draw:frame>
        <draw:custom-shape draw:style-name="gr6" draw:text-style-name="P1" draw:layer="layout" svg:width="28cm" svg:height="20.5cm" svg:x="0cm" svg:y="0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david </meta:initial-creator>
    <meta:creation-date>2010-02-19T11:15:36</meta:creation-date>
    <meta:editing-duration>PT00H15M25S</meta:editing-duration>
    <meta:editing-cycles>4</meta:editing-cycles>
    <dc:date>2010-02-19T11:30:59</dc:date>
    <dc:creator>david </dc:creator>
    <meta:generator>OpenOffice.org/3.1$Linux OpenOffice.org_project/310m19$Build-9420</meta:generator>
    <meta:document-statistic meta:object-count="46"/>
  </office:meta>
</office:document-meta>
</file>